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6.448cm" fo:margin-left="0.035cm" fo:margin-top="0cm" fo:margin-bottom="0cm" table:align="left" style:writing-mode="page"/>
    </style:style>
    <style:style style:name="Table1.A" style:family="table-column">
      <style:table-column-properties style:column-width="0.462cm"/>
    </style:style>
    <style:style style:name="Table1.B" style:family="table-column">
      <style:table-column-properties style:column-width="5.971cm"/>
    </style:style>
    <style:style style:name="Table1.C" style:family="table-column">
      <style:table-column-properties style:column-width="8.089cm"/>
    </style:style>
    <style:style style:name="Table1.D" style:family="table-column">
      <style:table-column-properties style:column-width="1.92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18cm" fo:padding-right="0.018cm" fo:padding-top="0cm" fo:padding-bottom="0cm" fo:border="1pt solid #000000"/>
    </style:style>
    <style:style style:name="Table1.A2" style:family="table-cell">
      <style:table-cell-properties style:vertical-align="middle" fo:padding-left="0.018cm" fo:padding-right="0.018cm" fo:padding-top="0cm" fo:padding-bottom="0cm" fo:border="1pt solid #000000"/>
    </style:style>
    <style:style style:name="Table1.D48" style:family="table-cell">
      <style:table-cell-properties fo:background-color="transparent" fo:padding-left="0.018cm" fo:padding-right="0.018cm" fo:padding-top="0cm" fo:padding-bottom="0cm" fo:border="1pt solid #000000">
        <style:background-image/>
      </style:table-cell-properties>
    </style:style>
    <style:style style:name="P1" style:family="paragraph" style:parent-style-name="List_20_Paragraph" style:list-style-name="WWNum3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style:font-name-complex="Times New Roman1"/>
    </style:style>
    <style:style style:name="P4" style:family="paragraph" style:parent-style-name="Standard">
      <style:text-properties style:font-name="Times New Roman" style:font-name-complex="Times New Roman1" fo:background-color="#ffff00"/>
    </style:style>
    <style:style style:name="P5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6" style:family="paragraph" style:parent-style-name="Standard">
      <style:text-properties style:font-name="Times New Roman" fo:background-color="transparent" style:font-name-complex="Times New Roman1"/>
    </style:style>
    <style:style style:name="P7" style:family="paragraph" style:parent-style-name="Standard" style:list-style-name="WWNum3">
      <style:text-properties style:font-name="Times New Roman" officeooo:paragraph-rsid="0010ae88" fo:background-color="transparent" style:font-name-complex="Times New Roman1"/>
    </style:style>
    <style:style style:name="P8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orphans="0" fo:widows="0"/>
    </style:style>
    <style:style style:name="P9" style:family="paragraph" style:parent-style-name="Standard">
      <style:text-properties style:font-name="times new roman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style:font-name-complex="Times New Roman1" fo:background-color="#ffff00"/>
    </style:style>
    <style:style style:name="T5" style:family="text">
      <style:text-properties style:font-name="Times New Roman" fo:font-style="italic" style:font-style-asian="italic" style:font-name-complex="Times New Roman1" style:font-style-complex="italic"/>
    </style:style>
    <style:style style:name="T6" style:family="text">
      <style:text-properties style:font-name="Times New Roman" fo:language="en" fo:country="US" style:font-name-complex="Times New Roman1"/>
    </style:style>
    <style:style style:name="T7" style:family="text">
      <style:text-properties style:font-name="Times New Roman" style:letter-kerning="false"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3"><text:span text:style-name="T1"><text:s/>Глоссарий терминов в области информационной безопасности</text:span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 loext:marker-style-name="T3"><text:span text:style-name="T1">№</text:span><text:span text:style-name="T1"/></text:p>
          </table:table-cell>
          <table:table-cell table:style-name="Table1.A1" office:value-type="string">
            <text:p text:style-name="Standard" loext:marker-style-name="T3"><text:span text:style-name="T1">Термин</text:span><text:span text:style-name="T1"/></text:p>
          </table:table-cell>
          <table:table-cell table:style-name="Table1.A1" office:value-type="string">
            <text:p text:style-name="Standard" loext:marker-style-name="T3"><text:span text:style-name="T1">Определение</text:span><text:span text:style-name="T1"/></text:p>
          </table:table-cell>
          <table:table-cell table:style-name="Table1.A1" office:value-type="string">
            <text:p text:style-name="Standard" loext:marker-style-name="T3"><text:span text:style-name="T1">Источник</text:span><text:span text:style-name="T1"/></text:p>
          </table:table-cell>
        </table:table-row>
        <table:table-row table:style-name="Table1.1">
          <table:table-cell table:style-name="Table1.A2" table:number-rows-spanned="3" office:value-type="string">
            <text:p text:style-name="P2" loext:marker-style-name="T3"><text:span text:style-name="T3">1</text:span><text:span text:style-name="T3"/></text:p>
          </table:table-cell>
          <table:table-cell table:style-name="Table1.A1" table:number-rows-spanned="2" office:value-type="string">
            <text:p text:style-name="Standard" loext:marker-style-name="T3"><text:span text:style-name="T3">Анонимизация </text:span><text:span text:style-name="T3"/></text:p>
          </table:table-cell>
          <table:table-cell table:style-name="Table1.A1" office:value-type="string">
            <text:p text:style-name="Standard" loext:marker-style-name="T3"><text:span text:style-name="T3">Действия, в результате которых становится невозможным без использования дополнительной информации определить принадлежность персональных данных конкретному субъекту персональных данных.</text:span><text:span text:style-name="T3"/></text:p>
          </table:table-cell>
          <table:table-cell table:style-name="Table1.A1" office:value-type="string">
            <text:p text:style-name="Standard" loext:marker-style-name="T3"><text:span text:style-name="T3">[1]</text:span><text:span text:style-name="T3"/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Standard" loext:marker-style-name="T3"><text:span text:style-name="T3">Действия, в результате которых становится невозможным без использования дополнительной информации определить принадлежность персональных данных (ПДн) конкретному субъекту ПДн.</text:span><text:span text:style-name="T3"/></text:p>
          </table:table-cell>
          <table:table-cell table:style-name="Table1.A1" office:value-type="string">
            <text:p text:style-name="Standard" loext:marker-style-name="T3"><text:span text:style-name="T3">[2]</text:span><text:span text:style-name="T3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5"><text:span text:style-name="T5">Анализ</text:span><text:span text:style-name="T5"/></text:p>
          </table:table-cell>
          <table:table-cell table:style-name="Table1.A1" table:number-columns-spanned="2" office:value-type="string">
            <text:p text:style-name="Standard" loext:marker-style-name="T3"><text:span text:style-name="T5">Определения совпадают по смыслу. В законе закреплен юридический термин «обезличивание персональных данных», а в стандарте он соотнесен с термином anonymization, поэтому согласованную формулировку корректно записывать как «Анонимизация (обезличивание персональных данных)».</text:span><text:span text:style-name="T5"/></text:p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2" loext:marker-style-name="T3"><text:span text:style-name="T3">2</text:span><text:span text:style-name="T3"/></text:p>
          </table:table-cell>
          <table:table-cell table:style-name="Table1.A1" table:number-rows-spanned="2" office:value-type="string">
            <text:p text:style-name="Standard" loext:marker-style-name="T3"><text:span text:style-name="T3">Атака DDOS </text:span><text:span text:style-name="T3"/></text:p>
          </table:table-cell>
          <table:table-cell table:style-name="Table1.A1" office:value-type="string">
            <text:p text:style-name="Standard" loext:marker-style-name="T3"><text:span text:style-name="T3">Распределенная атака типа «отказ в обслуживании» с одновременным использованием большого числа атакующих компьютеров, целью которой, как правило, является частичное нарушение штатного функционирования информационной инфраструктуры организации</text:span><text:span text:style-name="T3"/></text:p>
          </table:table-cell>
          <table:table-cell table:style-name="Table1.A1" office:value-type="string">
            <text:p text:style-name="Standard" loext:marker-style-name="T3"><text:span text:style-name="T3">[3]</text:span><text:span text:style-name="T3"/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Standard" loext:marker-style-name="T3"><text:span text:style-name="T3">Распределенная атака типа «отказ в обслуживании» - атака, направленная на создание помех или полную остановку работы веб-сайта или иного сетевого ресурса с использованием нескольких устройств.</text:span><text:span text:style-name="T3"/></text:p>
          </table:table-cell>
          <table:table-cell table:style-name="Table1.A1" office:value-type="string">
            <text:p text:style-name="Standard" loext:marker-style-name="T3"><text:span text:style-name="T3">[4]</text:span><text:span text:style-name="T3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5"><text:span text:style-name="T5">Анализ</text:span><text:span text:style-name="T5"/></text:p>
          </table:table-cell>
          <table:table-cell table:style-name="Table1.A1" table:number-columns-spanned="2" office:value-type="string">
            <text:p text:style-name="P3" loext:marker-style-name="T3"/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2" loext:marker-style-name="T3"><text:span text:style-name="T3">3</text:span><text:span text:style-name="T3"/></text:p>
          </table:table-cell>
          <table:table-cell table:style-name="Table1.A1" table:number-rows-spanned="2" office:value-type="string">
            <text:p text:style-name="Standard" loext:marker-style-name="T3"><text:span text:style-name="T3">База данных </text:span><text:span text:style-name="T3"/></text:p>
          </table:table-cell>
          <table:table-cell table:style-name="Table1.A1" office:value-type="string">
            <text:p text:style-name="Standard" loext:marker-style-name="T4"><text:span text:style-name="T3">Программно реализованная информационная модель предметной области АИС, управляемая специализированной программной системой (СУБД), и подсистема обработки информации, включающая множество прикладных программ, получающих доступ </text:span><text:soft-page-break/><text:span text:style-name="T3">к СУБД для чтения и/или модификации информации, хранимой в базе данных.</text:span><text:span text:style-name="T4"/></text:p>
          </table:table-cell>
          <table:table-cell table:style-name="Table1.A1" office:value-type="string">
            <text:p text:style-name="Standard" loext:marker-style-name="T4"><text:span text:style-name="T3">[5]</text:span><text:span text:style-name="T4"/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Standard" loext:marker-style-name="T3"><text:span text:style-name="T3">Совокупность данных, хранимых в соответствии со схемой данных, манипулирование которыми выполняют в соответствии с правилами средств моделирования данных.</text:span><text:span text:style-name="T3"/></text:p>
          </table:table-cell>
          <table:table-cell table:style-name="Table1.A1" office:value-type="string">
            <text:p text:style-name="Standard" loext:marker-style-name="T3"><text:span text:style-name="T3">[6]</text:span><text:span text:style-name="T3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5"><text:span text:style-name="T5">Анализ</text:span><text:span text:style-name="T5"/></text:p>
          </table:table-cell>
          <table:table-cell table:style-name="Table1.A1" table:number-columns-spanned="2" office:value-type="string">
            <text:p text:style-name="P3" loext:marker-style-name="T3"/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2" loext:marker-style-name="T3"><text:span text:style-name="T3">4</text:span><text:span text:style-name="T3"/></text:p>
          </table:table-cell>
          <table:table-cell table:style-name="Table1.A1" table:number-rows-spanned="2" office:value-type="string">
            <text:p text:style-name="Standard" loext:marker-style-name="T3"><text:span text:style-name="T3">Биометрические данные </text:span><text:span text:style-name="T3"/></text:p>
          </table:table-cell>
          <table:table-cell table:style-name="Table1.A1" office:value-type="string">
            <text:p text:style-name="Standard" loext:marker-style-name="T3"><text:span text:style-name="T3">Сведения, которые характеризуют физиологические и биологические особенности человека, на основании которых можно установить его личность и которые используются оператором для установления личности субъекта персональных данных.</text:span><text:span text:style-name="T3"/></text:p>
          </table:table-cell>
          <table:table-cell table:style-name="Table1.A1" office:value-type="string">
            <text:p text:style-name="Standard" loext:marker-style-name="T3"><text:span text:style-name="T3">[1]</text:span><text:span text:style-name="T3"/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Standard" loext:marker-style-name="T3"><text:span text:style-name="T3">Данные с выходов первичных измерительных преобразователей физических величин, совокупность которых образует биометрический образ конкретного человека.</text:span><text:span text:style-name="T3"/></text:p>
          </table:table-cell>
          <table:table-cell table:style-name="Table1.A1" office:value-type="string">
            <text:p text:style-name="Standard" loext:marker-style-name="T3"><text:span text:style-name="T3">[7]</text:span><text:span text:style-name="T3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5"><text:span text:style-name="T5">Анализ</text:span><text:span text:style-name="T5"/></text:p>
          </table:table-cell>
          <table:table-cell table:style-name="Table1.A1" table:number-columns-spanned="2" office:value-type="string">
            <text:p text:style-name="P3" loext:marker-style-name="T3"/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2" loext:marker-style-name="T3"><text:span text:style-name="T3">5</text:span><text:span text:style-name="T3"/></text:p>
          </table:table-cell>
          <table:table-cell table:style-name="Table1.A1" table:number-rows-spanned="2" office:value-type="string">
            <text:p text:style-name="Standard" loext:marker-style-name="T3"><text:span text:style-name="T3">Информационная война</text:span><text:span text:style-name="T3"/></text:p>
          </table:table-cell>
          <table:table-cell table:style-name="Table1.A1" office:value-type="string">
            <text:p text:style-name="Standard" loext:marker-style-name="T3"><text:span text:style-name="T3">Это любое действие по использованию, разрушению, искажению вражеской информации и ее функций, защите информации против подобных действий</text:span><text:span text:style-name="T3"/></text:p>
          </table:table-cell>
          <table:table-cell table:style-name="Table1.A1" office:value-type="string">
            <text:p text:style-name="Standard" loext:marker-style-name="T3"><text:span text:style-name="T3">[8]</text:span><text:span text:style-name="T3"/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Standard" loext:marker-style-name="T3"><text:span text:style-name="T3">Противоборство между двумя государствами или группами государств в информационном пространстве в целях нанесения ущерба государственным информационным системам, процессам и ресурсам, критически важным и другим объектам; подрыва политической, экономической и социальной систем; массированной психологической обработки населения для дестабилизации общества и государства, а также принуждения государства к принятию решений в интересах противоборствующей стороны</text:span><text:span text:style-name="T3"/></text:p>
          </table:table-cell>
          <table:table-cell table:style-name="Table1.A1" office:value-type="string">
            <text:p text:style-name="Standard" loext:marker-style-name="T4"><text:span text:style-name="T3">[9]</text:span><text:span text:style-name="T4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5"><text:span text:style-name="T5">Анализ</text:span><text:span text:style-name="T5"/></text:p>
          </table:table-cell>
          <table:table-cell table:style-name="Table1.A1" table:number-columns-spanned="2" office:value-type="string">
            <text:p text:style-name="Standard" loext:marker-style-name="T3"><text:span text:style-name="T5">В действующих нормативных актах термин обычно используется без закрепленного универсального определения, поэтому здесь использованы научные </text:span><text:soft-page-break/><text:span text:style-name="T5">источники. Источник [8] акцентирует межгосударственное противоборство, а источник [9] - механизмы информационно-психологического воздействия.</text:span><text:span text:style-name="T5"/></text:p>
          </table:table-cell>
          <table:covered-table-cell/>
        </table:table-row>
        <table:table-row table:style-name="Table1.1">
          <table:table-cell table:style-name="Table1.A2" table:number-rows-spanned="4" office:value-type="string">
            <text:p text:style-name="P2" loext:marker-style-name="T3"><text:span text:style-name="T3">6</text:span><text:span text:style-name="T3"/></text:p>
          </table:table-cell>
          <table:table-cell table:style-name="Table1.A1" table:number-rows-spanned="3" office:value-type="string">
            <text:p text:style-name="Standard" loext:marker-style-name="T3"><text:span text:style-name="T3">Информация </text:span><text:span text:style-name="T3"/></text:p>
          </table:table-cell>
          <table:table-cell table:style-name="Table1.A1" office:value-type="string">
            <text:p text:style-name="Standard" loext:marker-style-name="T3"><text:span text:style-name="T3">Значимые данные.</text:span><text:span text:style-name="T3"/></text:p>
          </table:table-cell>
          <table:table-cell table:style-name="Table1.A1" office:value-type="string">
            <text:p text:style-name="Standard" loext:marker-style-name="T3"><text:span text:style-name="T3">[6]</text:span><text:span text:style-name="T3"/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Standard" loext:marker-style-name="T3"><text:span text:style-name="T3">Сведения (сообщения, данные) независимо от формы их представления</text:span><text:span text:style-name="T3"/></text:p>
          </table:table-cell>
          <table:table-cell table:style-name="Table1.A1" office:value-type="string">
            <text:p text:style-name="Standard" loext:marker-style-name="T3"><text:span text:style-name="T3">[10]</text:span><text:span text:style-name="T3"/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Standard" loext:marker-style-name="T3"><text:span text:style-name="T3">Совокупность полезных и бесполезных сведений об объектах, свойствах, процессах и явлениях окружающего мира, общества, природы, которые уменьшают степень неопределенности, неполноты имеющихся о них знаний (полезность и бесполезность которых определяет приемник информации и его база данных).</text:span><text:span text:style-name="T3"/></text:p>
          </table:table-cell>
          <table:table-cell table:style-name="Table1.A1" office:value-type="string">
            <text:p text:style-name="Standard" loext:marker-style-name="T4"><text:span text:style-name="T3">[11]</text:span><text:span text:style-name="T4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5"><text:span text:style-name="T5">Анализ</text:span><text:span text:style-name="T5"/></text:p>
          </table:table-cell>
          <table:table-cell table:style-name="Table1.A1" table:number-columns-spanned="2" office:value-type="string">
            <text:p text:style-name="P3" loext:marker-style-name="T3"/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2" loext:marker-style-name="T3"><text:span text:style-name="T3">7</text:span><text:span text:style-name="T3"/></text:p>
          </table:table-cell>
          <table:table-cell table:style-name="Table1.A1" table:number-rows-spanned="2" office:value-type="string">
            <text:p text:style-name="Standard" loext:marker-style-name="T3"><text:span text:style-name="T3">Киберпространство </text:span><text:span text:style-name="T3"/></text:p>
          </table:table-cell>
          <table:table-cell table:style-name="Table1.A1" office:value-type="string">
            <text:p text:style-name="Standard" loext:marker-style-name="T3"><text:span text:style-name="T3">Среда информационного взаимодействия и обмена данными, реализуемая в компьютерных сетях и сетях связи. Элементами киберпространства являются серверы, компьютеры, телекоммуникационное оборудование, каналы связи, информационные и телекоммуникационные сети.</text:span><text:span text:style-name="T3"/></text:p>
          </table:table-cell>
          <table:table-cell table:style-name="Table1.A1" office:value-type="string">
            <text:p text:style-name="Standard" loext:marker-style-name="T6"><text:span text:style-name="T6">[</text:span><text:span text:style-name="T3">12</text:span><text:span text:style-name="T6">]</text:span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Standard" loext:marker-style-name="T4"><text:span text:style-name="T3">Это уникальный режим физических и виртуальных объектов, средств аппаратного обеспечения (hardware) и программного обслуживания (software), т. е. всех компьютерных сетей в мире, включая сеть «Интернет» и другие сети, обособленные или не подключенные к сети «Интернет».</text:span><text:span text:style-name="T4"/></text:p>
          </table:table-cell>
          <table:table-cell table:style-name="Table1.A1" office:value-type="string">
            <text:p text:style-name="Standard" loext:marker-style-name="T4"><text:span text:style-name="T3">[13]</text:span><text:span text:style-name="T4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5"><text:span text:style-name="T5">Анализ</text:span><text:span text:style-name="T5"/></text:p>
          </table:table-cell>
          <table:table-cell table:style-name="Table1.A1" table:number-columns-spanned="2" office:value-type="string">
            <text:p text:style-name="P3" loext:marker-style-name="T3"/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2" loext:marker-style-name="T3"><text:span text:style-name="T3">8</text:span><text:span text:style-name="T3"/></text:p>
          </table:table-cell>
          <table:table-cell table:style-name="Table1.A1" table:number-rows-spanned="2" office:value-type="string">
            <text:p text:style-name="Standard" loext:marker-style-name="T3"><text:span text:style-name="T3">Локализация данных </text:span><text:span text:style-name="T3"/></text:p>
          </table:table-cell>
          <table:table-cell table:style-name="Table1.A1" office:value-type="string">
            <text:p text:style-name="Standard" loext:marker-style-name="T4"><text:span text:style-name="T3">Локализация данных — это такой способ организации вычислений, при котором одни и те же данные, попав в кэш, многократно используются.</text:span><text:span text:style-name="T4"/></text:p>
          </table:table-cell>
          <table:table-cell table:style-name="Table1.A1" office:value-type="string">
            <text:p text:style-name="Standard" loext:marker-style-name="T4"><text:span text:style-name="T3">[14]</text:span><text:span text:style-name="T4"/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Standard" loext:marker-style-name="T3"><text:span text:style-name="T3">Локализация данных — это процесс сбора, хранения и обработки личных данных российских пользователей на территории Российской Федерации.</text:span><text:span text:style-name="T3"/></text:p>
          </table:table-cell>
          <table:table-cell table:style-name="Table1.A1" office:value-type="string">
            <text:p text:style-name="Standard" loext:marker-style-name="T3"><text:span text:style-name="T3">[15]</text:span><text:span text:style-name="T3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5"><text:span text:style-name="T5">Анализ</text:span><text:span text:style-name="T5"/></text:p>
          </table:table-cell>
          <table:table-cell table:style-name="Table1.A1" table:number-columns-spanned="2" office:value-type="string">
            <text:p text:style-name="P3" loext:marker-style-name="T3"/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2" loext:marker-style-name="T3"><text:span text:style-name="T3">9</text:span><text:span text:style-name="T3"/></text:p>
          </table:table-cell>
          <table:table-cell table:style-name="Table1.A1" table:number-rows-spanned="2" office:value-type="string">
            <text:p text:style-name="Standard" loext:marker-style-name="T3"><text:span text:style-name="T3">Доменное имя</text:span></text:p>
          </table:table-cell>
          <table:table-cell table:style-name="Table1.A1" office:value-type="string">
            <text:p text:style-name="P3" loext:marker-style-name="T3">Доменное имя - совокупность наименований (указателей) в одной отдельно взятой области адресного пространства</text:p>
          </table:table-cell>
          <table:table-cell table:style-name="Table1.A1" office:value-type="string">
            <text:p text:style-name="Standard" loext:marker-style-name="T3"><text:span text:style-name="T3">[16]</text:span><text:span text:style-name="T3"/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6">Доменное имя – это символьное имя, служащее для идентификации обла-стей – единиц административной автономии в сети Интернет – в составе выше-стоящей по иерархии такой области.</text:p>
          </table:table-cell>
          <table:table-cell table:style-name="Table1.A1" office:value-type="string">
            <text:p text:style-name="Standard" loext:marker-style-name="T3"><text:span text:style-name="T3">[17]</text:span><text:span text:style-name="T3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5"><text:span text:style-name="T5">Анализ</text:span><text:span text:style-name="T5"/></text:p>
          </table:table-cell>
          <table:table-cell table:style-name="Table1.A1" table:number-columns-spanned="2" office:value-type="string">
            <text:p text:style-name="P3" loext:marker-style-name="T3"/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2" loext:marker-style-name="T3"><text:span text:style-name="T3">10</text:span><text:span text:style-name="T3"/></text:p>
          </table:table-cell>
          <table:table-cell table:style-name="Table1.A1" table:number-rows-spanned="2" office:value-type="string">
            <text:p text:style-name="Standard" loext:marker-style-name="T3"><text:span text:style-name="T3">Национальная безопасность </text:span><text:span text:style-name="T3"/></text:p>
          </table:table-cell>
          <table:table-cell table:style-name="Table1.A1" office:value-type="string">
            <text:p text:style-name="Standard" loext:marker-style-name="T3"><text:span text:style-name="T3">Состояние защищенности национальных интересов Российской Федерации от внешних и внутренних угроз, при котором обеспечиваются реализация конституционных прав и свобод граждан, достойные качество и уровень их жизни, гражданский мир и согласие в стране, охрана суверенитета Российской Федерации, ее независимости и государственной целостности, социально-экономическое развитие страны.</text:span><text:span text:style-name="T3"/></text:p>
          </table:table-cell>
          <table:table-cell table:style-name="Table1.A1" office:value-type="string">
            <text:p text:style-name="Standard" loext:marker-style-name="T3"><text:span text:style-name="T3">[18]</text:span><text:span text:style-name="T3"/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Standard" loext:marker-style-name="T3"><text:span text:style-name="T3">Экономическое, политическое, международное и военно-стратегическое положение страны, обеспечивающее благоприятные условия для развития личности, общества и государства.</text:span><text:span text:style-name="T3"/></text:p>
          </table:table-cell>
          <table:table-cell table:style-name="Table1.A1" office:value-type="string">
            <text:p text:style-name="Standard" loext:marker-style-name="T3"><text:span text:style-name="T3">[19]</text:span><text:span text:style-name="T3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5"><text:span text:style-name="T5">Анализ</text:span><text:span text:style-name="T5"/></text:p>
          </table:table-cell>
          <table:table-cell table:style-name="Table1.A1" table:number-columns-spanned="2" office:value-type="string">
            <text:p text:style-name="P3" loext:marker-style-name="T3"/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2" loext:marker-style-name="T3"><text:span text:style-name="T3">11</text:span><text:span text:style-name="T3"/></text:p>
          </table:table-cell>
          <table:table-cell table:style-name="Table1.A1" table:number-rows-spanned="2" office:value-type="string">
            <text:p text:style-name="Standard" loext:marker-style-name="T3"><text:span text:style-name="T3">Пароль </text:span><text:span text:style-name="T3"/></text:p>
          </table:table-cell>
          <table:table-cell table:style-name="Table1.A1" office:value-type="string">
            <text:p text:style-name="Standard" loext:marker-style-name="T3"><text:span text:style-name="T3">Идентификатор субъекта доступа, который является его секретом.</text:span><text:span text:style-name="T3"/></text:p>
          </table:table-cell>
          <table:table-cell table:style-name="Table1.A1" office:value-type="string">
            <text:p text:style-name="Standard" loext:marker-style-name="T3"><text:span text:style-name="T3">[20]</text:span><text:span text:style-name="T3"/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Standard" loext:marker-style-name="T3"><text:span text:style-name="T3">Пароль – секретная информация, известная только легальному субъекту и парольной системе, которая предъявляется пользователем при прохождении аутентификации. В зависимости от используемого механизма аутентификации секретная информация, известная субъекту и парольной системе, может не совпадать.»</text:span><text:span text:style-name="T3"/></text:p>
          </table:table-cell>
          <table:table-cell table:style-name="Table1.A1" office:value-type="string">
            <text:p text:style-name="Standard" loext:marker-style-name="T3"><text:span text:style-name="T3">[21]</text:span><text:span text:style-name="T3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5"><text:span text:style-name="T5">Анализ</text:span><text:span text:style-name="T5"/></text:p>
          </table:table-cell>
          <table:table-cell table:style-name="Table1.A1" table:number-columns-spanned="2" office:value-type="string">
            <text:p text:style-name="P3" loext:marker-style-name="T3"/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2" loext:marker-style-name="T3"><text:span text:style-name="T3">12</text:span><text:soft-page-break/><text:span text:style-name="T3"/></text:p>
          </table:table-cell>
          <table:table-cell table:style-name="Table1.A1" table:number-rows-spanned="2" office:value-type="string">
            <text:p text:style-name="Standard" loext:marker-style-name="T3"><text:span text:style-name="T3">Простая электронная подпись </text:span><text:soft-page-break/><text:span text:style-name="T3">(простая электронная подпись [22])</text:span><text:span text:style-name="T3"/></text:p>
          </table:table-cell>
          <table:table-cell table:style-name="Table1.A1" office:value-type="string">
            <text:p text:style-name="Standard" loext:marker-style-name="T3"><text:span text:style-name="T3">Электронная подпись, которая посредством </text:span><text:soft-page-break/><text:span text:style-name="T3">использования кодов, паролей или иных средств подтверждает факт формирования электронной подписи определенным лицом.</text:span><text:span text:style-name="T3"/></text:p>
          </table:table-cell>
          <table:table-cell table:style-name="Table1.A1" office:value-type="string">
            <text:p text:style-name="Standard" loext:marker-style-name="T3"><text:span text:style-name="T3">[22]</text:span><text:soft-page-break/><text:span text:style-name="T3"/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Standard" loext:marker-style-name="T4"><text:span text:style-name="T3">Это логин/пароль или код из СМС, которые вводятся для авторизации в интернет-магазине, портале «Госуслуги» или внутренней корпоративной сети, подтверждая свою личность. Простая электронная подпись имеет юридическую силу при оказании страховых, государственных и муниципальных услуг, а также если участники документооборота договорятся о ее признании. </text:span><text:span text:style-name="T4"/></text:p>
          </table:table-cell>
          <table:table-cell table:style-name="Table1.A1" office:value-type="string">
            <text:p text:style-name="Standard" loext:marker-style-name="T4"><text:span text:style-name="T3">[23]</text:span><text:span text:style-name="T4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5"><text:span text:style-name="T5">Анализ</text:span><text:span text:style-name="T5"/></text:p>
          </table:table-cell>
          <table:table-cell table:style-name="Table1.A1" table:number-columns-spanned="2" office:value-type="string">
            <text:p text:style-name="P3" loext:marker-style-name="T3"/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2" loext:marker-style-name="T3"><text:span text:style-name="T3">13</text:span><text:span text:style-name="T3"/></text:p>
          </table:table-cell>
          <table:table-cell table:style-name="Table1.A1" table:number-rows-spanned="2" office:value-type="string">
            <text:p text:style-name="Standard" loext:marker-style-name="T3"><text:span text:style-name="T3">Разглашение гостайны </text:span><text:span text:style-name="T3"/></text:p>
          </table:table-cell>
          <table:table-cell table:style-name="Table1.A1" office:value-type="string">
            <text:p text:style-name="Standard" loext:marker-style-name="T4"><text:span text:style-name="T3">Разглашение сведений, составляющих государственную тайну, лицом, которому она была доверена или стала известна по службе, работе, учебе или в иных случаях, предусмотренных законодательством Российской Федерации</text:span><text:span text:style-name="T4"/></text:p>
          </table:table-cell>
          <table:table-cell table:style-name="Table1.A1" office:value-type="string">
            <text:p text:style-name="Standard" loext:marker-style-name="T4"><text:span text:style-name="T3">[24]</text:span><text:span text:style-name="T4"/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Standard" loext:marker-style-name="T3"><text:span text:style-name="T3">Разглашение информации с ограниченным доступом - доведение такой информации до третьих лиц лицом, получившим к ней доступ в связи с исполнением служебных или профессиональных обязанностей.</text:span><text:span text:style-name="T3"/></text:p>
          </table:table-cell>
          <table:table-cell table:style-name="Table1.A1" office:value-type="string">
            <text:p text:style-name="Standard" loext:marker-style-name="T3"><text:span text:style-name="T3">[25]</text:span><text:span text:style-name="T3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5"><text:span text:style-name="T5">Анализ</text:span><text:span text:style-name="T5"/></text:p>
          </table:table-cell>
          <table:table-cell table:style-name="Table1.A1" table:number-columns-spanned="2" office:value-type="string">
            <text:p text:style-name="P3" loext:marker-style-name="T3"/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2" loext:marker-style-name="T3"><text:span text:style-name="T3">14</text:span><text:span text:style-name="T3"/></text:p>
          </table:table-cell>
          <table:table-cell table:style-name="Table1.A1" table:number-rows-spanned="2" office:value-type="string">
            <text:p text:style-name="Standard" loext:marker-style-name="T3"><text:span text:style-name="T3">Стеганография </text:span><text:span text:style-name="T3"/></text:p>
          </table:table-cell>
          <table:table-cell table:style-name="Table1.A1" office:value-type="string">
            <text:p text:style-name="Standard" loext:marker-style-name="T3"><text:span text:style-name="T3">Это наука, изучающая способы передачи или хранения информации с учетом сохранения в тайне самого факта такой передачи или хранения</text:span><text:span text:style-name="T3"/></text:p>
          </table:table-cell>
          <table:table-cell table:style-name="Table1.A1" office:value-type="string">
            <text:p text:style-name="Standard" loext:marker-style-name="T4"><text:span text:style-name="T3">[26]</text:span><text:span text:style-name="T4"/></text:p>
          </table:table-cell>
        </table:table-row>
        <table:table-row table:style-name="Table1.1">
          <table:covered-table-cell table:style-name="Table1.A2"/>
          <table:covered-table-cell table:style-name="Table1.A1"/>
          <table:table-cell table:style-name="Table1.A1" office:value-type="string">
            <text:p text:style-name="Standard" loext:marker-style-name="T4"><text:span text:style-name="T3">Стеганография (от греч. στεγανός – скрытый + γράφω – пишу; буквально «тайнопись») – наука, позволяющая спрятать передаваемые данные в некотором контейнере, таким образом скрыв сам факт передачи информации.</text:span><text:span text:style-name="T4"/></text:p>
          </table:table-cell>
          <table:table-cell table:style-name="Table1.A1" office:value-type="string">
            <text:p text:style-name="Standard" loext:marker-style-name="T4"><text:span text:style-name="T3">[21]</text:span><text:span text:style-name="T4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5"><text:span text:style-name="T5">Анализ</text:span><text:span text:style-name="T5"/></text:p>
          </table:table-cell>
          <table:table-cell table:style-name="Table1.A1" table:number-columns-spanned="2" office:value-type="string">
            <text:p text:style-name="P3" loext:marker-style-name="T3"/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2" loext:marker-style-name="T3"><text:span text:style-name="T3">15</text:span><text:span text:style-name="T3"/></text:p>
          </table:table-cell>
          <table:table-cell table:style-name="Table1.A1" table:number-rows-spanned="2" office:value-type="string">
            <text:p text:style-name="Standard" loext:marker-style-name="T3"><text:span text:style-name="T3">Субъект персональных данных </text:span><text:span text:style-name="T3"/></text:p>
          </table:table-cell>
          <table:table-cell table:style-name="Table1.A1" table:number-rows-spanned="2" office:value-type="string">
            <text:p text:style-name="Standard" loext:marker-style-name="T3"><text:span text:style-name="T3">Физическое лицо, которое прямо или косвенно определено или определяемо.</text:span><text:span text:style-name="T3"/></text:p>
          </table:table-cell>
          <table:table-cell table:style-name="Table1.A1" office:value-type="string">
            <text:p text:style-name="Standard" loext:marker-style-name="T3"><text:span text:style-name="T3">[27]</text:span><text:span text:style-name="T3"/></text:p>
          </table:table-cell>
        </table:table-row>
        <table:table-row table:style-name="Table1.1"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Standard" loext:marker-style-name="T3"><text:span text:style-name="T3">[1]</text:span><text:span text:style-name="T3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5"><text:span text:style-name="T5">Анализ</text:span><text:span text:style-name="T5"/></text:p>
          </table:table-cell>
          <table:table-cell table:style-name="Table1.A1" table:number-columns-spanned="2" office:value-type="string">
            <text:p text:style-name="Standard" loext:marker-style-name="T3"><text:span text:style-name="T5">Источник [27] ссылается на источник [1]. </text:span><text:span text:style-name="T5"/></text:p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2" loext:marker-style-name="T3"><text:span text:style-name="T3">16</text:span><text:span text:style-name="T3"/></text:p>
          </table:table-cell>
          <table:table-cell table:style-name="Table1.A1" table:number-rows-spanned="2" office:value-type="string">
            <text:p text:style-name="Standard" loext:marker-style-name="T3"><text:span text:style-name="T3">Оператор связи</text:span><text:span text:style-name="T3"/></text:p>
          </table:table-cell>
          <table:table-cell table:style-name="Table1.A1" office:value-type="string">
            <text:p text:style-name="P4" loext:marker-style-name="T4"/>
          </table:table-cell>
          <table:table-cell table:style-name="Table1.D48" office:value-type="string">
            <text:p text:style-name="Standard" loext:marker-style-name="T4"><text:span text:style-name="T3">[28]</text:span><text:span text:style-name="T4"/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4" loext:marker-style-name="T4"/>
          </table:table-cell>
          <table:table-cell table:style-name="Table1.A1" office:value-type="string">
            <text:p text:style-name="Standard" loext:marker-style-name="T4"><text:span text:style-name="T3">[29]</text:span><text:span text:style-name="T4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5"><text:span text:style-name="T5">Анализ</text:span><text:span text:style-name="T5"/></text:p>
          </table:table-cell>
          <table:table-cell table:style-name="Table1.A1" table:number-columns-spanned="2" office:value-type="string">
            <text:p text:style-name="P3" loext:marker-style-name="T3"/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2" loext:marker-style-name="T3"><text:span text:style-name="T3">17</text:span><text:span text:style-name="T3"/></text:p>
          </table:table-cell>
          <table:table-cell table:style-name="Table1.A1" table:number-rows-spanned="2" office:value-type="string">
            <text:p text:style-name="P9">Программное обеспечение</text:p>
          </table:table-cell>
          <table:table-cell table:style-name="Table1.A1" office:value-type="string">
            <text:p text:style-name="P4" loext:marker-style-name="T4"/>
          </table:table-cell>
          <table:table-cell table:style-name="Table1.A1" office:value-type="string">
            <text:p text:style-name="Standard" loext:marker-style-name="T3"><text:span text:style-name="T3">[30]</text:span><text:span text:style-name="T3"/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4" loext:marker-style-name="T4"/>
          </table:table-cell>
          <table:table-cell table:style-name="Table1.A1" office:value-type="string">
            <text:p text:style-name="Standard" loext:marker-style-name="T4"><text:span text:style-name="T3">[31]</text:span><text:span text:style-name="T4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3"><text:span text:style-name="T3">Анализ</text:span></text:p>
          </table:table-cell>
          <table:table-cell table:style-name="Table1.A1" table:number-columns-spanned="2" office:value-type="string">
            <text:p text:style-name="P3" loext:marker-style-name="T3"/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2" loext:marker-style-name="T3"><text:span text:style-name="T3">18</text:span><text:span text:style-name="T3"/></text:p>
          </table:table-cell>
          <table:table-cell table:style-name="Table1.A1" table:number-rows-spanned="2" office:value-type="string">
            <text:p text:style-name="Standard" loext:marker-style-name="T3"><text:span text:style-name="T3">Электронный документ </text:span><text:span text:style-name="T3"/></text:p>
          </table:table-cell>
          <table:table-cell table:style-name="Table1.A1" office:value-type="string">
            <text:p text:style-name="Standard" loext:marker-style-name="T3"><text:span text:style-name="T3">Документ, информация которого представлена в электронной форме </text:span><text:span text:style-name="T3"/></text:p>
          </table:table-cell>
          <table:table-cell table:style-name="Table1.A1" office:value-type="string">
            <text:p text:style-name="Standard" loext:marker-style-name="T3"><text:span text:style-name="T3">[33]</text:span><text:span text:style-name="T3"/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Standard" loext:marker-style-name="T3"><text:span text:style-name="T3">Форма представления документа в виде множества взаимосвязанных реализаций в электронной среде и соответствующих им взаимосвязанных реализаций в цифровой среде.</text:span><text:span text:style-name="T3"/></text:p>
          </table:table-cell>
          <table:table-cell table:style-name="Table1.A1" office:value-type="string">
            <text:p text:style-name="Standard" loext:marker-style-name="T3"><text:span text:style-name="T3">[34]</text:span><text:span text:style-name="T3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Standard" loext:marker-style-name="T5"><text:span text:style-name="T5">Анализ</text:span><text:span text:style-name="T5"/></text:p>
          </table:table-cell>
          <table:table-cell table:style-name="Table1.A1" table:number-columns-spanned="2" office:value-type="string">
            <text:p text:style-name="P3" loext:marker-style-name="T3"/>
          </table:table-cell>
          <table:covered-table-cell/>
        </table:table-row>
      </table:table>
      <text:p text:style-name="P3" loext:marker-style-name="T3"/>
      <text:p text:style-name="P2" loext:marker-style-name="T2"><text:span text:style-name="T2">Источники</text:span><text:span text:style-name="T2"/></text:p>
      <text:list text:style-name="WWNum3">
        <text:list-item>
          <text:p text:style-name="P8" loext:marker-style-name="T7"><text:span text:style-name="T3">Федеральный закон от 27.07.2006 № 152-ФЗ «О персональных данных» // Российская газета от 29.07.2006 г. № 165.</text:span><text:span text:style-name="T7"/></text:p>
        </text:list-item>
        <text:list-item>
          <text:p text:style-name="P1" loext:marker-style-name="T3"><text:span text:style-name="T3">ГОСТ ISO/IEC 29100-2021. Межгосударственный стандарт. Информационные технологии. Методы и средства обеспечения безопасности. Основы защиты персональных данных : введен в действие Приказом Росстандарта от 02.07.2021 № 610-ст, дата введения 2021-11-30. – Москва : Стандартинформ, 2021. – 28 с.</text:span><text:span text:style-name="T3"/></text:p>
        </text:list-item>
        <text:list-item>
          <text:p text:style-name="P1" loext:marker-style-name="T3"><text:span text:style-name="T3">Отчет Центра мониторинга и реагирования на компьютерные атаки в кредитно-финансовой сфере (ФинЦЕРТ) Главного управления безопасности и защиты информации Банка России. М.: ЦБ РФ, 2017. 21 с.</text:span><text:span text:style-name="T3"/></text:p>
        </text:list-item>
        <text:list-item>
          <text:p text:style-name="P1" loext:marker-style-name="T3"><text:span text:style-name="T3">Распоряжение Правительства Российской Федерации от 21.12.2021 № 3759-р.</text:span><text:span text:style-name="T3"/></text:p>
        </text:list-item>
        <text:list-item>
          <text:p text:style-name="P1" loext:marker-style-name="T3"><text:span text:style-name="T3">Волк, В. К. Базы данных. Проектирование, программирование, управление и администрирование : учебник для вузов / В. К. Волк. — 5-е изд., стер. — Санкт-Петербург : Лань, 2025. — ISBN 978-5-507-53648-1. — Текст : электронный // Лань : электронно-библиотечная система. — URL: https://e.lanbook.com/book/493991 (дата обращения: 13.04.2026). — Режим доступа: для авториз. пользователей. — С. 3.</text:span><text:span text:style-name="T3"/></text:p>
        </text:list-item>
        <text:list-item>
          <text:p text:style-name="P1" loext:marker-style-name="T3"><text:span text:style-name="T3">ГОСТ Р 59869-2021. Информационно-коммуникационные технологии в образовании. Интеллектуальные системы обучения. Общие положения. М.: Стандартинформ, 2021. С. 8.</text:span><text:span text:style-name="T3"/></text:p>
        </text:list-item>
        <text:list-item>
          <text:p text:style-name="P1" loext:marker-style-name="T3"><text:span text:style-name="T3">ГОСТ Р 52633.0-2006. Национальный стандарт Российской Федерации. Защита информации. Техника защиты информации. Требования к средствам </text:span><text:soft-page-break/><text:span text:style-name="T3">высоконадежной биометрической аутентификации. М.: Стандартинформ, 2007. — 20 с.</text:span><text:span text:style-name="T3"/></text:p>
        </text:list-item>
        <text:list-item>
          <text:p text:style-name="P1" loext:marker-style-name="T3"><text:span text:style-name="T3">Осавелюк, Е. А. Информационная безопасность государства и общества в контексте деятельности СМИ <text:s/>/ Е. А. Осавелюк. — 3-е изд., стер. — Санкт-Петербург : Лань, 2023. — ISBN 978-5-507-47137-9. — Текст : электронный // Лань : электронно-библиотечная система. — URL: https://e.lanbook.com/book/330518 (дата обращения: 13.04.2026). — Режим доступа: для авториз. пользователей. — С. 15.)</text:span><text:span text:style-name="T3"/></text:p>
        </text:list-item>
        <text:list-item>
          <text:p text:style-name="P1" loext:marker-style-name="T3"><text:span text:style-name="T3">Мушта А. А., Баранов А. В. Информационная война // Большая российская энциклопедия: научно-образовательный портал – URL: https://bigenc.ru/c/informatsionnaia-voina-2b7815/?v=5876475 (дата обращения: 13.04.2026). <text:s/></text:span><text:span text:style-name="T3"/></text:p>
        </text:list-item>
        <text:list-item>
          <text:p text:style-name="P1" loext:marker-style-name="T3"><text:span text:style-name="T3">Федеральный закон от 27.07.2006 № 149-ФЗ «Об информации, информационных технологиях и о защите информации» (ред. от 29.12.2025) // СП «КонсультантПлюс». — URL: https://www.consultant.ru/document/cons_doc_LAW_61798/ (дата обращения: 13.04.2026).</text:span><text:span text:style-name="T3"/></text:p>
        </text:list-item>
        <text:list-item>
          <text:p text:style-name="P1" loext:marker-style-name="T3"><text:span text:style-name="T3">Мишин, И. Н. Информатика с основами баз данных: Учебное пособие для вузов / И.Н. Мишин. – Смоленск : ФГОУ ВО Смоленская ГСХА, 2016. – С. 4.</text:span><text:span text:style-name="T3"/></text:p>
        </text:list-item>
        <text:list-item>
          <text:p text:style-name="P1" loext:marker-style-name="T3"><text:span text:style-name="T3">ГОСТ 34009-2016. Межгосударственный стандарт. Средства и системы управления железнодорожным тяговым подвижным составом. Требования к программному обеспечению. М.: Стандартинформ, 2017. — 20 с.</text:span><text:span text:style-name="T3"/></text:p>
        </text:list-item>
        <text:list-item>
          <text:p text:style-name="P1" loext:marker-style-name="T3"><text:span text:style-name="T3">Иванова К. А., Мылтыкбаев М. Ж., Штодина Д. Д. ПОНЯТИЕ КИБЕРПРОСТРАНСТВА В МЕЖДУНАРОДНОМ ПРАВЕ // Правоприменение. 2022. №4. URL: https://cyberleninka.ru/article/n/ponyatie-kiberprostranstva-v-mezhdunarodnom-prave (дата обращения: 21.04.2026).</text:span><text:span text:style-name="T3"/></text:p>
        </text:list-item>
        <text:list-item>
          <text:p text:style-name="P1" loext:marker-style-name="T3"><text:span text:style-name="T3">Штейнберг Борис Яковлевич, Штейнберг Олег Борисович ПРЕОБРАЗОВАНИЯ ПРОГРАММ - ФУНДАМЕНТАЛЬНАЯ ОСНОВА СОЗДАНИЯ ОПТИМИЗИРУЮЩИХ РАСПАРАЛЛЕЛИВАЮЩИХ КОМПИЛЯТОРОВ // Программные системы: теория и приложения. 2021. №1 (48). URL: https://cyberleninka.ru/article/n/preobrazovaniya-programm-fundamentalnaya-osnova-sozdaniya-optimiziruyuschih-rasparallelivayuschih-kompilyatorov (дата обращения: 19.04.2026). </text:span><text:span text:style-name="T3"/></text:p>
        </text:list-item>
        <text:list-item>
          <text:p text:style-name="P1" loext:marker-style-name="T3"><text:span text:style-name="T3">Виноградова В. Л., Худякова Н. С., Милованова Л. Р. ЗАЩИТА ПЕРСОНАЛЬНЫХ ДАННЫХ В РОССИИ: МЕТОДЫ И ТЕХНОЛОГИИ СОБЛЮДЕНИЯ РЕГУЛИРОВАНИЯ ПЕРСОНАЛЬНЫХ ДАННЫХ // Скиф. 2023. №8 (84). URL: https://cyberleninka.ru/article/n/zaschita-personalnyh-dannyh-v-rossii-metody-i-tehnologii-soblyudeniya-regulirovaniya-personalnyh-dannyh (дата обращения: 19.04.2026).</text:span><text:span text:style-name="T3"/></text:p>
        </text:list-item>
        <text:list-item>
          <text:p text:style-name="P1" loext:marker-style-name="T3"><text:span text:style-name="T3">Т. В. Семёнова ПОНЯТИЕ «ДОМЕННОЕ ИМЯ». ПРАВОВАЯ ПРИРОДА ДОМЕННОГО ИМЕНИ КАК ОБЪЕКТА ГРАЖДАНСКИХ ПРАВООТНОШЕНИЙ // Вестник Полоцкого государственного университета. Серия D. Экономические и юридические науки. 2024. №4. URL: https://cyberleninka.ru/article/n/ponyatie-domennoe-imya-pravovaya-priroda-domennogo-imeni-kak-obekta-grazhdanskih-pravootnosheniy (дата обращения: 28.04.2026).</text:span></text:p>
        </text:list-item>
        <text:list-item>
          <text:p text:style-name="P7"><text:soft-page-break/><text:span text:style-name="T3">Информатика I : учебное пособие / И. Л. Артёмов, А. В. Гураков, О. И. Мещерякова [и др.]. — Москва : ТУСУР, 2022. — 254 с. — Текст : электронный // Лань : электронно-библиотечная система. — URL: https://e.lanbook.com/book/313439 (дата обращения: 28.04.2026). — Режим доступа: для авториз. пользователей. — С. 190.</text:span></text:p>
        </text:list-item>
        <text:list-item>
          <text:p text:style-name="P1" loext:marker-style-name="T3"><text:span text:style-name="T3">Указ Президента РФ от 02.07.2021 № 400 «О Стратегии национальной безопасности Российской Федерации». // СП «КонсультантПлюс». — URL: https://www.consultant.ru/document/cons_doc_LAW_389271/ (дата обращения: 13.04.2026).</text:span><text:span text:style-name="T3"/></text:p>
        </text:list-item>
        <text:list-item>
          <text:p text:style-name="P1" loext:marker-style-name="T3"><text:span text:style-name="T3">Карасева Надежда Анатольевна Национальная стабильность в системе национальной безопасности // Электронное приложение к Российскому юридическому журналу. 2012. №3. URL: https://cyberleninka.ru/article/n/natsionalnaya-stabilnost-v-sisteme-natsionalnoy-bezopasnosti (дата обращения: 13.04.2026).</text:span><text:span text:style-name="T3"/></text:p>
        </text:list-item>
        <text:list-item>
          <text:p text:style-name="P1" loext:marker-style-name="T3"><text:span text:style-name="T3">Руководящий документ «Защита от несанкционированного доступа к информации. Термины и определения»: утвержден решением Гостехкомиссии России от 30.03.1992. URL: https://fstec.ru/dokumenty/vse-dokumenty/spetsialnye-normativnye-dokumenty/rukovodyashchij-dokument-ot-30-marta-1992-g-1 (дата обращения: 21.04.2026).</text:span><text:span text:style-name="T3"/></text:p>
        </text:list-item>
        <text:list-item>
          <text:p text:style-name="P1" loext:marker-style-name="T3"><text:span text:style-name="T3">(Раханов, К. Я. Обеспечение конфиденциальности информации в сети Интернет : учебное пособие / К. Я. Раханов, Н. А. Раханова. — Новополоцк : ПГУ им. Евфросинии Полоцкой, 2021. — ISBN 978-985-531-723-5. — Текст : электронный // Лань : электронно-библиотечная система. — URL: https://e.lanbook.com/book/366821 (дата обращения: 21.04.2026). — Режим доступа: для авториз. пользователей. — С. 107.).</text:span><text:span text:style-name="T3"/></text:p>
        </text:list-item>
        <text:list-item>
          <text:p text:style-name="P1" loext:marker-style-name="T3"><text:span text:style-name="T3">Федеральный закон от 06.04.2011 № 63-ФЗ «Об электронной подписи» // СПС «Контур. Норматив» — URL: </text:span><text:a xlink:type="simple" xlink:href="https://normativ.kontur.ru/document?moduleId=1&amp;documentId=504436" text:style-name="Internet_20_link" text:visited-style-name="Visited_20_Internet_20_Link"><text:span text:style-name="Internet_20_link"><text:span text:style-name="T3">https://normativ.kontur.ru/document?moduleId=1&amp;documentId=504436</text:span></text:span></text:a><text:span text:style-name="T3"> (дата обращения: 13.04.2026).</text:span></text:p>
        </text:list-item>
        <text:list-item>
          <text:p text:style-name="P1" loext:marker-style-name="T3"><text:span text:style-name="T3">(Гончаров, В. В. Информационная безопасность в здравоохранении : методические рекомендации / В. В. Гончаров, А. П. Баврина. — Нижний Новгород : ПИМУ, 2024. — ISBN 978-5-7032-1516-6. — Текст : электронный // Лань : электронно-библиотечная система. — URL: https://e.lanbook.com/book/507295 (дата обращения: 21.04.2026). — Режим доступа: для авториз. пользователей. — С. 59.).</text:span><text:span text:style-name="T3"/></text:p>
        </text:list-item>
        <text:list-item>
          <text:p text:style-name="P1" loext:marker-style-name="T3"><text:span text:style-name="T3">Уголовный кодекс Российской Федерации от 13.06.1996 № 63-ФЗ : ст. 283 // СПС «Контур. Норматив» — URL: </text:span><text:a xlink:type="simple" xlink:href="https://normativ.kontur.ru/document?moduleId=1&amp;documentId=505623#h7838П" text:style-name="Internet_20_link" text:visited-style-name="Visited_20_Internet_20_Link"><text:span text:style-name="Internet_20_link"><text:span text:style-name="T3">https://normativ.kontur.ru/document?moduleId=1&amp;documentId=505623#h7838П</text:span></text:span></text:a><text:span text:style-name="T3"> (дата обращения: 13.04.2026).</text:span></text:p>
        </text:list-item>
        <text:list-item>
          <text:p text:style-name="P1" loext:marker-style-name="T3"><text:span text:style-name="T3">Кодекс Российской Федерации об административных правонарушениях от 30.12.2001 № 195-ФЗ : ст. 13.14 «Разглашение информации с ограниченным доступом» // СП КонсультантПлюс. — URL: https://www.consultant.ru/document/cons_doc_LAW_34661/835dca84f369ce440288da07465dbbf24791784a/ (дата обращения: 20.04.2026).</text:span><text:span text:style-name="T3"/></text:p>
        </text:list-item>
        <text:list-item>
          <text:p text:style-name="P1" loext:marker-style-name="T3"><text:span text:style-name="T3">Бречко Александр Александрович ПАРАМЕТРИЧЕСКАЯ СТЕГАНОГРАФИЯ // Известия ТулГУ. Технические науки. 2021. №12. URL: https://cyberleninka.ru/article/n/parametricheskaya-steganografiya (дата обращения: 20.04.2026).</text:span><text:span text:style-name="T3"/></text:p>
        </text:list-item>
        <text:list-item>
          <text:p text:style-name="P1" loext:marker-style-name="T3"><text:soft-page-break/><text:span text:style-name="T3">Антонов, Р. А. Организационное и правовое обеспечение информационной безопасности : учебное пособие / Р. А. Антонов. — Хабаровск : ДВГУПС, 2024. — 79 с. — Текст : электронный // Лань : электронно-библиотечная система. — URL: https://e.lanbook.com/book/506828 (дата обращения: 20.04.2026). </text:span><text:span text:style-name="T3"/></text:p>
        </text:list-item>
        <text:list-item>
          <text:p text:style-name="P1" loext:marker-style-name="T3"><text:span text:style-name="T3">А</text:span><text:span text:style-name="T3"/></text:p>
        </text:list-item>
        <text:list-item>
          <text:p text:style-name="P1" loext:marker-style-name="T3"><text:span text:style-name="T3">А</text:span><text:span text:style-name="T3"/></text:p>
        </text:list-item>
        <text:list-item>
          <text:p text:style-name="P1" loext:marker-style-name="T3"><text:span text:style-name="T3">А</text:span><text:span text:style-name="T3"/></text:p>
        </text:list-item>
        <text:list-item>
          <text:p text:style-name="P1" loext:marker-style-name="T3"><text:span text:style-name="T3">А</text:span><text:span text:style-name="T3"/></text:p>
        </text:list-item>
        <text:list-item>
          <text:p text:style-name="P1" loext:marker-style-name="T3"><text:span text:style-name="T3">А</text:span><text:span text:style-name="T3"/></text:p>
        </text:list-item>
        <text:list-item>
          <text:p text:style-name="P1" loext:marker-style-name="T3"><text:span text:style-name="T3">Медведева, О. В. Электронный документ и электронная подпись : учебное пособие / О. В. Медведева, О. В. Жуликова. — Тамбов : ТГУ им. Г.Р.Державина, 2022. — ISBN 978-5-00078-623-9. — Текст : электронный // Лань : электронно-библиотечная система. — URL: https://e.lanbook.com/book/331250 (дата обращения: 21.04.2026). — Режим доступа: для авториз. пользователей. — С. 9.</text:span><text:span text:style-name="T3"/></text:p>
        </text:list-item>
        <text:list-item>
          <text:p text:style-name="P1" loext:marker-style-name="T3"><text:span text:style-name="T3">ГОСТ Р 52292-2004 Информационная технология. Электронный обмен информацией. Термины и определения : дата введения 2005-07-01. – Москва : ИПК Издательство стандартов, 2005. – 20 с.</text:span><text:span text:style-name="T3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  <style:text-properties fo:font-size="12pt" style:letter-kerning="true" style:font-name-asian="F" style:font-family-generic-asian="system" style:font-pitch-asian="variable" style:font-size-asian="12pt" style:language-asian="ru" style:country-asian="RU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tyle="normal" style:font-style-asian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Юлия Николаева</meta:initial-creator>
    <meta:editing-cycles>18</meta:editing-cycles>
    <meta:creation-date>2026-04-19T18:01:00</meta:creation-date>
    <dc:date>2026-04-28T11:29:40.108379217</dc:date>
    <meta:editing-duration>PT5H34M25S</meta:editing-duration>
    <meta:generator>LibreOffice/24.2.7.2$Linux_X86_64 LibreOffice_project/420$Build-2</meta:generator>
    <meta:document-statistic meta:table-count="1" meta:image-count="0" meta:object-count="0" meta:page-count="9" meta:paragraph-count="166" meta:word-count="1741" meta:character-count="15114" meta:non-whitespace-character-count="13486"/>
    <meta:user-defined meta:name="AppVersion">16.0000</meta:user-defined>
    <meta:template xlink:type="simple" xlink:actuate="onRequest" xlink:title="Normal" xlink:href=""/>
  </office:meta>
</office:document-meta>
</file>